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_24__24__7b_ROWCONTEXTS_3d_Requests_7d_" style:display-name="$${ROWCONTEXTS=Requests}" style:family="table">
      <style:table-properties style:width="17cm" table:align="margins"/>
    </style:style>
    <style:style style:name="_24__24__7b_ROWCONTEXTS_3d_Requests_7d_.A" style:display-name="$${ROWCONTEXTS=Requests}.A" style:family="table-column">
      <style:table-column-properties style:column-width="17cm" style:rel-column-width="65535*"/>
    </style:style>
    <style:style style:name="_24__24__7b_ROWCONTEXTS_3d_Requests_7d_.A1" style:display-name="$${ROWCONTEXTS=Requests}.A1" style:family="table-cell">
      <style:table-cell-properties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TabelleRequestsInnere" style:family="table">
      <style:table-properties style:width="17cm" table:align="margins"/>
    </style:style>
    <style:style style:name="TabelleRequestsInnere.A" style:family="table-column">
      <style:table-column-properties style:column-width="8.5cm" style:rel-column-width="32767*"/>
    </style:style>
    <style:style style:name="TabelleRequestsInnere.B" style:family="table-column">
      <style:table-column-properties style:column-width="8.5cm" style:rel-column-width="32768*"/>
    </style:style>
    <style:style style:name="TabelleRequestsInnere.A1" style:family="table-cell">
      <style:table-cell-properties style:writing-mode="page"/>
    </style:style>
    <style:style style:name="TabelleRequestsInnere.B3" style:family="table-cell">
      <style:table-cell-properties style:vertical-align="middle" style:writing-mode="page"/>
    </style:style>
    <style:style style:name="negativ_24__24__7b_ROWCONTEXTS_3d_Requests_7d_" style:display-name="negativ$${ROWCONTEXTS=Requests}" style:family="table">
      <style:table-properties style:width="17cm" table:align="margins" fo:background-color="#ffff00">
        <style:background-image/>
      </style:table-properties>
    </style:style>
    <style:style style:name="negativ_24__24__7b_ROWCONTEXTS_3d_Requests_7d_.A" style:display-name="negativ$${ROWCONTEXTS=Requests}.A" style:family="table-column">
      <style:table-column-properties style:column-width="17cm" style:rel-column-width="65535*"/>
    </style:style>
    <style:style style:name="negativ_24__24__7b_ROWCONTEXTS_3d_Requests_7d_.1" style:display-name="negativ$${ROWCONTEXTS=Requests}.1" style:family="table-row">
      <style:table-row-properties fo:background-color="transparent">
        <style:background-image/>
      </style:table-row-properties>
    </style:style>
    <style:style style:name="negativ_24__24__7b_ROWCONTEXTS_3d_Requests_7d_.A1" style:display-name="negativ$${ROWCONTEXTS=Requests}.A1" style:family="table-cell">
      <style:table-cell-properties fo:background-color="#ff4000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TabellRequestsInnereNegativ" style:family="table">
      <style:table-properties style:width="17cm" table:align="margins" fo:background-color="#ff4000">
        <style:background-image/>
      </style:table-properties>
    </style:style>
    <style:style style:name="TabellRequestsInnereNegativ.A" style:family="table-column">
      <style:table-column-properties style:column-width="17cm" style:rel-column-width="65535*"/>
    </style:style>
    <style:style style:name="TabellRequestsInnereNegativ.1" style:family="table-row">
      <style:table-row-properties fo:background-color="transparent">
        <style:background-image/>
      </style:table-row-properties>
    </style:style>
    <style:style style:name="TabellRequestsInnereNegativ.A1" style:family="table-cell">
      <style:table-cell-properties fo:background-color="#ffffa6" fo:padding="0cm" fo:border="none" style:writing-mode="page">
        <style:background-image/>
      </style:table-cell-properties>
    </style:style>
    <style:style style:name="P1" style:family="paragraph" style:parent-style-name="Header">
      <style:paragraph-properties style:writing-mode="lr-tb"/>
      <style:text-properties style:font-name="Arial1" fo:language="de" fo:country="DE"/>
    </style:style>
    <style:style style:name="P2" style:family="paragraph" style:parent-style-name="Header">
      <style:paragraph-properties style:writing-mode="lr-tb"/>
      <style:text-properties fo:language="de" fo:country="DE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94519f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368f1d" officeooo:paragraph-rsid="019c054d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18567c4" officeooo:paragraph-rsid="0198487a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6" style:family="paragraph" style:parent-style-name="Default">
      <style:paragraph-properties fo:text-align="start" style:justify-single-word="false"/>
      <style:text-properties style:font-name="Carlito" fo:font-size="10pt" fo:language="de" fo:country="DE" fo:font-weight="normal" officeooo:rsid="01a69c75" officeooo:paragraph-rsid="019c054d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rlito" fo:font-size="10pt" fo:language="de" fo:country="DE" fo:font-weight="normal" officeooo:rsid="00ef7129" officeooo:paragraph-rsid="019c054d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8" style:family="paragraph" style:parent-style-name="Table_20_Contents">
      <style:text-properties style:font-name="Carlito" fo:font-size="10pt" style:font-size-asian="10pt" style:font-size-complex="10pt"/>
    </style:style>
    <style:style style:name="P9" style:family="paragraph" style:parent-style-name="Standard">
      <style:text-properties style:font-name="Carlito" fo:font-size="10pt" officeooo:rsid="014053bd" officeooo:paragraph-rsid="019c054d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0pt" officeooo:rsid="01d02b66" officeooo:paragraph-rsid="0194519f" style:font-name-asian="Arial Unicode MS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Carlito" fo:font-size="10pt" officeooo:rsid="01d02b66" officeooo:paragraph-rsid="0194519f" style:font-name-asian="Arial Unicode MS" style:font-size-asian="10pt" style:font-size-complex="10pt"/>
    </style:style>
    <style:style style:name="P12" style:family="paragraph" style:parent-style-name="Table_20_Contents">
      <style:text-properties style:font-name="Carlito" fo:font-size="10pt" officeooo:rsid="01d02b66" officeooo:paragraph-rsid="0194519f" style:font-name-asian="Arial Unicode MS" style:font-size-asian="10pt" style:font-size-complex="10pt"/>
    </style:style>
    <style:style style:name="P13" style:family="paragraph" style:parent-style-name="Table_20_Contents">
      <style:text-properties style:font-name="Carlito" fo:font-size="10pt" officeooo:rsid="01d02b66" officeooo:paragraph-rsid="019790ca" style:font-name-asian="Arial Unicode MS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rlito" fo:font-size="10pt" officeooo:rsid="01f32772" officeooo:paragraph-rsid="0194519f" style:font-name-asian="Arial Unicode MS" style:font-size-asian="10pt" style:font-size-complex="10pt"/>
    </style:style>
    <style:style style:name="P15" style:family="paragraph" style:parent-style-name="Table_20_Contents">
      <style:text-properties style:font-name="Carlito" fo:font-size="10pt" officeooo:rsid="02064f28" officeooo:paragraph-rsid="019790ca" style:font-name-asian="Arial Unicode MS" style:font-size-asian="10pt" style:font-size-complex="10pt"/>
    </style:style>
    <style:style style:name="P16" style:family="paragraph" style:parent-style-name="Table_20_Contents">
      <style:text-properties style:font-name="Carlito" officeooo:rsid="0170a4c7" officeooo:paragraph-rsid="0170a4c7"/>
    </style:style>
    <style:style style:name="P17" style:family="paragraph" style:parent-style-name="Table_20_Contents">
      <style:paragraph-properties style:vertical-align="middle"/>
      <style:text-properties style:font-name="Carlito" fo:font-size="6pt" style:font-size-asian="6pt" style:font-size-complex="6pt"/>
    </style:style>
    <style:style style:name="P18" style:family="paragraph" style:parent-style-name="Table_20_Contents">
      <style:text-properties style:font-name="Carlito" fo:font-size="6pt" style:font-size-asian="5.25pt" style:font-size-complex="6pt"/>
    </style:style>
    <style:style style:name="P19" style:family="paragraph" style:parent-style-name="Table_20_Contents">
      <style:text-properties style:font-name="Carlito" fo:font-size="6pt" officeooo:paragraph-rsid="0194519f" style:font-name-asian="Arial Unicode MS" style:font-size-asian="6pt" style:font-size-complex="6pt"/>
    </style:style>
    <style:style style:name="P20" style:family="paragraph" style:parent-style-name="Table_20_Contents">
      <style:text-properties style:font-name="Carlito" officeooo:paragraph-rsid="0194519f" style:font-name-asian="Arial Unicode MS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color="#1256a4" loext:opacity="100%" style:font-name="Carlito" fo:font-size="10pt" fo:language="de" fo:country="DE" fo:font-weight="normal" officeooo:rsid="0133f05b" officeooo:paragraph-rsid="017543ee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2" style:family="paragraph" style:parent-style-name="Standard">
      <style:text-properties fo:color="#1256a4" loext:opacity="100%" style:font-name="Carlito" fo:font-size="10pt" fo:language="de" fo:country="DE" fo:font-weight="normal" officeooo:rsid="0133f05b" officeooo:paragraph-rsid="019c054d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3" style:family="paragraph" style:parent-style-name="Standard" style:master-page-name="Standard">
      <style:paragraph-properties style:page-number="auto"/>
      <style:text-properties fo:color="#1256a4" loext:opacity="100%" style:font-name="Carlito" fo:font-size="10pt" fo:language="de" fo:country="DE" fo:font-weight="normal" officeooo:rsid="0133f05b" officeooo:paragraph-rsid="01131b77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P24" style:family="paragraph" style:parent-style-name="Heading_20_1">
      <style:text-properties style:font-name="Carlito" fo:font-size="10pt" fo:language="de" fo:country="DE" officeooo:rsid="016a12a6" officeooo:paragraph-rsid="017543ee" style:font-size-asian="10pt" style:font-size-complex="10pt"/>
    </style:style>
    <style:style style:name="P25" style:family="paragraph" style:parent-style-name="Heading_20_1">
      <style:paragraph-properties fo:margin-left="0cm" fo:margin-top="0cm" fo:margin-bottom="0cm" style:contextual-spacing="false" fo:text-indent="0cm" style:auto-text-indent="false">
        <style:tab-stops>
          <style:tab-stop style:position="0.102cm"/>
        </style:tab-stops>
      </style:paragraph-properties>
      <style:text-properties style:font-name="Carlito" fo:font-size="10pt" fo:font-weight="normal" officeooo:rsid="0196b963" officeooo:paragraph-rsid="0199b464" style:font-name-asian="Arial Unicode MS" style:font-size-asian="10pt" style:language-asian="de" style:country-asian="DE" style:font-weight-asian="normal" style:font-name-complex="Mangal1" style:font-size-complex="10pt" style:language-complex="ar" style:country-complex="SA" style:font-weight-complex="normal"/>
    </style:style>
    <style:style style:name="P26" style:family="paragraph" style:parent-style-name="Heading_20_1">
      <style:paragraph-properties fo:margin-left="0cm" fo:text-indent="0cm" style:auto-text-indent="false">
        <style:tab-stops>
          <style:tab-stop style:position="0.102cm"/>
        </style:tab-stops>
      </style:paragraph-properties>
      <style:text-properties fo:color="#3465a4" loext:opacity="100%" style:font-name="Carlito" fo:font-size="18pt" officeooo:rsid="017543ee" officeooo:paragraph-rsid="0199b464" style:font-size-asian="18pt" style:font-size-complex="18pt"/>
    </style:style>
    <style:style style:name="P27" style:family="paragraph" style:parent-style-name="Heading_20_3">
      <style:paragraph-properties fo:margin-top="0.046cm" fo:margin-bottom="0.011cm" style:contextual-spacing="false"/>
      <style:text-properties style:font-name="Carlito" fo:font-size="6pt" officeooo:rsid="017543ee" officeooo:paragraph-rsid="017543ee" style:font-size-asian="6pt" style:font-size-complex="6pt"/>
    </style:style>
    <style:style style:name="P28" style:family="paragraph" style:parent-style-name="Heading_20_3">
      <style:text-properties style:font-name="Carlito" officeooo:paragraph-rsid="017825a9"/>
    </style:style>
    <style:style style:name="P29" style:family="paragraph" style:parent-style-name="Heading_20_3">
      <style:paragraph-properties fo:margin-top="0.046cm" fo:margin-bottom="0.011cm" style:contextual-spacing="false"/>
      <style:text-properties style:font-name="Carlito" fo:font-size="10pt" officeooo:rsid="017543ee" officeooo:paragraph-rsid="017543ee" style:font-size-asian="10pt" style:font-size-complex="10pt"/>
    </style:style>
    <style:style style:name="P30" style:family="paragraph" style:parent-style-name="Heading_20_9">
      <style:text-properties style:font-name="Carlito" fo:font-size="10pt" fo:font-weight="normal" officeooo:paragraph-rsid="0198487a" style:font-size-asian="10pt" style:font-weight-asian="normal" style:font-size-complex="10pt" style:font-weight-complex="normal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T4" style:family="text">
      <style:text-properties fo:color="#1256a4" loext:opacity="100%" fo:font-size="10pt" fo:language="de" fo:country="DE" fo:font-weight="normal" officeooo:rsid="0133f05b" style:font-name-asian="Microsoft YaHei" style:font-size-asian="10pt" style:language-asian="de" style:country-asian="DE" style:font-weight-asian="bold" style:font-name-complex="Mangal1" style:font-size-complex="10pt" style:language-complex="ar" style:country-complex="SA" style:font-weight-complex="bold"/>
    </style:style>
    <style:style style:name="T5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T6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T7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style style:name="T8" style:family="text">
      <style:text-properties officeooo:rsid="012ff415"/>
    </style:style>
    <style:style style:name="T9" style:family="text">
      <style:text-properties fo:language="de" fo:country="DE"/>
    </style:style>
    <style:style style:name="T10" style:family="text">
      <style:text-properties fo:language="de" fo:country="DE" officeooo:rsid="015851ab"/>
    </style:style>
    <style:style style:name="T11" style:family="text">
      <style:text-properties fo:language="de" fo:country="DE" officeooo:rsid="019271de"/>
    </style:style>
    <style:style style:name="T12" style:family="text">
      <style:text-properties fo:language="de" fo:country="DE" officeooo:rsid="0196b963"/>
    </style:style>
    <style:style style:name="T13" style:family="text">
      <style:text-properties officeooo:rsid="01f32772"/>
    </style:style>
    <style:style style:name="T14" style:family="text">
      <style:text-properties officeooo:rsid="01d1d9e9"/>
    </style:style>
    <style:style style:name="T15" style:family="text">
      <style:text-properties officeooo:rsid="01958965"/>
    </style:style>
    <style:style style:name="T16" style:family="text">
      <style:text-properties officeooo:rsid="0196b963"/>
    </style:style>
    <style:style style:name="T17" style:family="text">
      <style:text-properties fo:font-size="10pt" fo:font-weight="normal" officeooo:rsid="017825a9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196b963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9271de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18f67de" style:font-size-asian="10pt" style:font-weight-asian="normal" style:font-size-complex="10pt" style:font-weight-complex="normal"/>
    </style:style>
    <style:style style:name="T21" style:family="text">
      <style:text-properties officeooo:rsid="020f372f"/>
    </style:style>
    <style:style style:name="T22" style:family="text">
      <style:text-properties officeooo:rsid="02064f28"/>
    </style:style>
    <style:style style:name="T23" style:family="text">
      <style:text-properties officeooo:rsid="0199b464"/>
    </style:style>
    <style:style style:name="T24" style:family="text">
      <style:text-properties officeooo:rsid="01abff55"/>
    </style:style>
    <style:style style:name="T25" style:family="text">
      <style:text-properties officeooo:rsid="01a95ae4"/>
    </style:style>
    <style:style style:name="T26" style:family="text">
      <style:text-properties officeooo:rsid="01b94a74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Times New Roman" style:font-size-asian="12pt" style:language-asian="de" style:country-asian="DE" style:font-style-asian="normal" style:font-weight-asian="normal" style:font-name-complex="Times New Roman" style:font-size-complex="12pt" style:language-complex="de" style:country-complex="D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$-&gt;tubaf/stu/common/topWithAddress<text:span text:style-name="T8">AndContact</text:span>.odt</text:p>
      <text:h text:style-name="P24" text:outline-level="1"/>
      <table:table table:name="$${ROWCONTEXTS=Requests}" table:style-name="_24__24__7b_ROWCONTEXTS_3d_Requests_7d_">
        <table:table-column table:style-name="_24__24__7b_ROWCONTEXTS_3d_Requests_7d_.A"/>
        <table:table-row>
          <table:table-cell table:style-name="_24__24__7b_ROWCONTEXTS_3d_Requests_7d_.A1" office:value-type="string">
            <text:p text:style-name="P16"><office:annotation loext:resolved="false"><dc:creator>Unbekannter Autor</dc:creator><dc:date>2024-07-01T08:48:22.637000000</dc:date><text:p text:style-name="P31"><text:span text:style-name="T27">$if('$$org.apache.commons.lang.StringUtils.contains('$${ReasonableReqType.Description}','rstattung')'='false' | '$${ApprovalStatusValue.HiskeyId}' != '4000' , skip)</text:span></text:p></office:annotation></text:p>
            <table:table table:name="TabelleRequestsInnere" table:style-name="TabelleRequestsInnere">
              <table:table-column table:style-name="TabelleRequestsInnere.A"/>
              <table:table-column table:style-name="TabelleRequestsInnere.B"/>
              <table:table-row>
                <table:table-cell table:style-name="TabelleRequestsInnere.A1" table:number-columns-spanned="2" office:value-type="string">
                  <text:h text:style-name="P26" text:outline-level="1"><text:span text:style-name="T10">B</text:span><text:span text:style-name="T9">escheid über </text:span><text:span text:style-name="T11">die </text:span><text:span text:style-name="T12">Rückzahlung des Semesterbeitrags</text:span></text:h>
                  <text:h text:style-name="P25" text:outline-level="1">Ihr Antrag vom $$Receiptdate</text:h>
                </table:table-cell>
                <table:covered-table-cell/>
              </table:table-row>
              <table:table-row>
                <table:table-cell table:style-name="TabelleRequestsInnere.A1" table:number-columns-spanned="2" office:value-type="string">
                  <text:p text:style-name="P21"><text:span text:style-name="T4"/></text:p>
                  <text:p text:style-name="P21">$-&gt;tubaf/stu/common/salutationForLetter.odt</text:p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7" text:outline-level="3"/>
                </table:table-cell>
                <table:table-cell table:style-name="TabelleRequestsInnere.B3" office:value-type="string">
                  <text:p text:style-name="P17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28" text:outline-level="3"><text:span text:style-name="T17">Ihr Antrag </text:span><text:span text:style-name="T18">auf Rückzahlung des Semesterbeitrags</text:span><text:span text:style-name="T19"> </text:span><text:span text:style-name="T17">wird </text:span><text:span text:style-name="T20">abgelehnt</text:span><text:span text:style-name="T17">.</text:span></text:h>
                </table:table-cell>
                <table:covered-table-cell/>
              </table:table-row>
              <table:table-row>
                <table:table-cell table:style-name="TabelleRequestsInnere.A1" office:value-type="string">
                  <text:h text:style-name="P29" text:outline-level="3"/>
                </table:table-cell>
                <table:table-cell table:style-name="TabelleRequestsInnere.B3" office:value-type="string">
                  <text:p text:style-name="P8"/>
                </table:table-cell>
              </table:table-row>
              <table:table-row>
                <table:table-cell table:style-name="TabelleRequestsInnere.A1" table:number-columns-spanned="2" office:value-type="string">
                  <text:h text:style-name="P30" text:outline-level="9"><text:span text:style-name="T23">Begründung</text:span>:</text:h>
                  <text:p text:style-name="P5">$${customSettings.Comment| - }</text:p>
                </table:table-cell>
                <table:covered-table-cell/>
              </table:table-row>
            </table:table>
            <text:p text:style-name="P16"/>
          </table:table-cell>
        </table:table-row>
        <table:table-row>
          <table:table-cell table:style-name="_24__24__7b_ROWCONTEXTS_3d_Requests_7d_.A1" office:value-type="string">
            <text:p text:style-name="P18"/>
          </table:table-cell>
        </table:table-row>
      </table:table>
      <table:table table:name="negativ$${ROWCONTEXTS=Requests}" table:style-name="negativ_24__24__7b_ROWCONTEXTS_3d_Requests_7d_">
        <table:table-column table:style-name="negativ_24__24__7b_ROWCONTEXTS_3d_Requests_7d_.A"/>
        <table:table-row table:style-name="negativ_24__24__7b_ROWCONTEXTS_3d_Requests_7d_.1">
          <table:table-cell table:style-name="negativ_24__24__7b_ROWCONTEXTS_3d_Requests_7d_.A1" office:value-type="string">
            <text:p text:style-name="P10"><office:annotation loext:resolved="false"><dc:creator>Unbekannter Autor</dc:creator><dc:date>2024-07-12T17:55:00.377000000</dc:date><text:p text:style-name="P31"><text:span text:style-name="T27">$if('$$org.apache.commons.lang.StringUtils.contains('$${ReasonableReqType.Description}','rstattung')'!='true' | ('$${ApprovalStatusValue.HiskeyId}' = '4000' | ApprovalStatusValue.Uniquename = 'S') | ('$${ProcessingStatusValue.Id}' = '25007' | '$${ProcessingStatusValue.Id}' = '25008'), skip)</text:span></text:p></office:annotation></text:p>
            <table:table table:name="TabellRequestsInnereNegativ" table:style-name="TabellRequestsInnereNegativ">
              <table:table-column table:style-name="TabellRequestsInnereNegativ.A"/>
              <table:table-row table:style-name="TabellRequestsInnereNegativ.1">
                <table:table-cell table:style-name="TabellRequestsInnereNegativ.A1" office:value-type="string">
                  <text:p text:style-name="P11">Es ist kein <text:span text:style-name="T15">abgelehnter</text:span> Antrag „<text:span text:style-name="T16">Rückzahlung des Semesterbeitrags</text:span>“ vorhanden.</text:p>
                  <text:p text:style-name="P11">Wenn es solch einen Antrag gibt, ist der Student ggfs. noch nicht gespeichert.</text:p>
                  <text:p text:style-name="P11"/>
                  <text:p text:style-name="P11">Oder es gibt bereits einen <text:span text:style-name="T15">genehmigten</text:span> Antrag.</text:p>
                  <text:p text:style-name="P14">Diesen dann ggfs. Stornieren.</text:p>
                  <text:p text:style-name="P11"/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12">Technische Informationen zu einem statt dessen gefundenen Antrag des Studenten <text:span text:style-name="T13">(ggfs. zur Fehlersuche)</text:span>:</text:p>
                  <text:p text:style-name="P13">ObjGuid: <text:s text:c="59"/>$${ObjGuid}</text:p>
                  <text:p text:style-name="P13">ReasonableReqType.RequestType.Id…. <text:s text:c="5"/>$${ReasonableReqType.RequestType.Id} - <text:span text:style-name="T22">$${ReasonableReqType.RequestType.Defaulttext}</text:span></text:p>
                  <text:p text:style-name="P13">ReasonableReqType.StatementOfFactId….<text:span text:style-name="T22">$</text:span>${ReasonableReqType.StatementOfFactId}</text:p>
                  <text:p text:style-name="P13">ApprovalStatusValue.Id…. <text:s text:c="29"/>$${ApprovalStatusValue.Id<text:span text:style-name="T14">} - </text:span><text:span text:style-name="T22">$${ApprovalStatusValue.Defaulttext}</text:span></text:p>
                  <text:p text:style-name="P15">Process<text:span text:style-name="T21">ing</text:span>StatusValue.id… <text:s text:c="27"/>$${ProcessingStatusValue.id} - $${ProcessingStatusValue.Defaulttext}</text:p>
                </table:table-cell>
              </table:table-row>
              <table:table-row table:style-name="TabellRequestsInnereNegativ.1">
                <table:table-cell table:style-name="TabellRequestsInnereNegativ.A1" office:value-type="string">
                  <text:p text:style-name="P20"/>
                </table:table-cell>
              </table:table-row>
            </table:table>
            <text:p text:style-name="P19"/>
            <text:p text:style-name="P19"/>
          </table:table-cell>
        </table:table-row>
      </table:table>
      <text:p text:style-name="P3"/>
      <text:p text:style-name="P4">$#!report.var.tubaf.cm.stu.HinweisfeldRechtsbehelfsbelehrung</text:p>
      <text:p text:style-name="P7"/>
      <text:p text:style-name="P22">$-&gt;tubaf/stu/common/<text:span text:style-name="T25">bottomGreetingsWithClerk</text:span>.odt</text:p>
      <text:p text:style-name="P6"/>
      <text:p text:style-name="P9">$#!report.var.tubaf.cm.stu.disclaimer<text:span text:style-name="T26">Request</text:span><text:span text:style-name="T24">Short</text:span></text:p>
      <text:p text:style-name="P9">$#!report.var.tubaf.cm.stu.disclaimer<text:span text:style-name="T24">Shor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Fett" style:font-family-generic="swiss" style:font-pitch="variable"/>
    <style:font-face style:name="Carlito2" svg:font-family="Carlito" style:font-adornments="Standard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ideograph-alpha" style:vertical-align="auto"/>
      <style:text-properties fo:font-size="12pt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5cm" style:type="center"/>
          <style:tab-stop style:position="18.069cm" style:type="right"/>
        </style:tab-stops>
      </style:paragraph-properties>
    </style:style>
    <style:style style:name="Sender" style:family="paragraph" style:parent-style-name="Standard" style:class="extra">
      <style:paragraph-properties fo:margin-top="0.101cm" fo:margin-bottom="0.25cm" style:contextual-spacing="false" fo:line-height="0.4cm" text:number-lines="false" text:line-number="0"/>
      <style:text-properties fo:font-size="7pt" fo:letter-spacing="normal"/>
    </style:style>
    <style:style style:name="Funktionsbezeichnung" style:family="paragraph" style:parent-style-name="Standard" style:next-style-name="Informationsblock" style:master-page-name="">
      <style:paragraph-properties fo:margin-top="0.071cm" fo:margin-bottom="0.319cm" style:contextual-spacing="false" style:line-height-at-least="0.319cm" fo:text-align="end" style:justify-single-word="false" style:page-number="auto" style:shadow="none"/>
      <style:text-properties fo:font-size="7pt" fo:letter-spacing="normal"/>
    </style:style>
    <style:style style:name="Informationsblock" style:family="paragraph" style:parent-style-name="Funktionsbezeichnung">
      <style:paragraph-properties fo:margin-top="0cm" fo:margin-bottom="0cm" style:contextual-spacing="false"/>
    </style:style>
    <style:style style:name="Anschrift" style:family="paragraph" style:parent-style-name="Standard"/>
    <style:style style:name="Name" style:family="paragraph" style:parent-style-name="Standard" style:master-page-name="">
      <style:paragraph-properties fo:text-align="end" style:justify-single-word="false" style:page-number="auto" style:shadow="none"/>
      <style:text-properties style:text-underline-style="none" fo:font-weight="bold"/>
    </style:style>
    <style:style style:name="Betreff" style:family="paragraph" style:parent-style-name="Standard" style:next-style-name="Standard">
      <style:paragraph-properties fo:margin-top="0cm" fo:margin-bottom="1cm" style:contextual-spacing="false"/>
      <style:text-properties fo:font-weight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Überschrift_20_Blau_20__20_1" style:display-name="Überschrift Blau  1" style:family="paragraph" style:parent-style-name="Heading_20_1" style:next-style-name="Textkörper_20_HIS" style:default-outline-level="1" style:list-style-name="">
      <style:paragraph-properties style:writing-mode="page"/>
      <style:text-properties fo:color="#1256a4" loext:opacity="100%" style:font-name="Carlito1" fo:font-family="Carlito" style:font-style-name="Fett" style:font-family-generic="swiss" style:font-pitch="variable" fo:font-weight="normal"/>
    </style:style>
    <style:style style:name="Textkörper_20_HIS" style:display-name="Textkörper HIS" style:family="paragraph" style:parent-style-name="Text_20_body">
      <style:paragraph-properties fo:margin-left="0cm" fo:margin-right="0cm" fo:margin-top="0cm" fo:margin-bottom="0.101cm" style:contextual-spacing="false" fo:line-height="100%" fo:text-indent="0cm" style:auto-text-indent="false" style:writing-mode="page"/>
      <style:text-properties style:font-name="Carlito2" fo:font-family="Carlito" style:font-style-name="Standard" style:font-family-generic="swiss" style:font-pitch="variable"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fon-_20_und_20_Faxnummer" style:display-name="Telefon- und Faxnummer" style:family="text">
      <style:text-properties fo:font-size="7pt" fo:letter-spacing="0.014cm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Name" style:family="graphic" style:parent-style-name="Frame">
      <style:graphic-properties fo:min-width="0.199cm" fo:min-height="0.199cm" text:anchor-type="paragraph" svg:x="0cm" fo:margin-left="0cm" fo:margin-right="0cm" fo:margin-top="0cm" fo:margin-bottom="0.199cm" style:wrap="none" style:horizontal-pos="right" style:horizontal-rel="paragraph-content" fo:background-color="transparent" draw:fill="none" draw:fill-color="#cfe7f5" fo:padding-left="0cm" fo:padding-right="0cm" fo:padding-top="0cm" fo:padding-bottom="0.101cm" fo:border-left="none" fo:border-right="none" fo:border-top="none" fo:border-bottom="0.99pt solid #00a9e0" style:shadow="none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0129" number:language="zxx">
      <number:number number:decimal-places="0" number:min-decimal-places="0" number:min-integer-digits="1" number:display-factor="1000"/>
      <number:text> </number:text>
      <number:currency-symbol>.00</number:currency-symbol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style:writing-mode="lr-tb"/>
      <style:text-properties style:font-name="Arial1" fo:language="de" fo:country="DE"/>
    </style:style>
    <style:style style:name="MP2" style:family="paragraph" style:parent-style-name="Header">
      <style:paragraph-properties style:writing-mode="lr-tb"/>
      <style:text-properties fo:language="de" fo:country="DE"/>
    </style:style>
    <style:style style:name="MT1" style:family="text">
      <style:text-properties fo:color="#1256a4" loext:opacity="100%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2" style:family="text">
      <style:text-properties fo:color="#1256a4" loext:opacity="100%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3" style:family="text">
      <style:text-properties fo:color="#1256a4" loext:opacity="100%" fo:font-size="10pt" fo:font-weight="normal" officeooo:rsid="011a4548" style:font-name-asian="Microsoft YaHei" style:font-size-asian="10pt" style:font-weight-asian="bold" style:font-name-complex="Mangal1" style:font-size-complex="10pt" style:font-weight-complex="bold"/>
    </style:style>
    <style:style style:name="MT4" style:family="text">
      <style:text-properties fo:color="#1256a4" loext:opacity="100%" style:font-name="Carlito" fo:font-size="10pt" fo:font-weight="normal" officeooo:rsid="00c94f4f" style:font-name-asian="Microsoft YaHei" style:font-size-asian="10pt" style:font-weight-asian="bold" style:font-name-complex="Mangal1" style:font-size-complex="10pt" style:font-weight-complex="bold"/>
    </style:style>
    <style:style style:name="MT5" style:family="text">
      <style:text-properties fo:color="#1256a4" loext:opacity="100%" style:font-name="Carlito" fo:font-size="10pt" fo:font-weight="normal" officeooo:rsid="0133f05b" style:font-name-asian="Microsoft YaHei" style:font-size-asian="10pt" style:font-weight-asian="bold" style:font-name-complex="Mangal1" style:font-size-complex="10pt" style:font-weight-complex="bold"/>
    </style:style>
    <style:style style:name="MT6" style:family="text">
      <style:text-properties fo:color="#1256a4" loext:opacity="100%" style:font-name="Carlito" fo:font-size="10pt" fo:font-weight="normal" officeooo:rsid="01030fe2" style:font-name-asian="Microsoft YaHei" style:font-size-asian="10pt" style:font-weight-asian="bold" style:font-name-complex="Mangal1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.101cm" fo:margin-bottom="0.499cm" fo:border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0.997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$-&gt;</text:span><text:span text:style-name="MT2">tubaf/common</text:span><text:span text:style-name="MT1">/</text:span><text:span text:style-name="MT2">headerWithLogo</text:span><text:span text:style-name="MT3">DE</text:span><text:span text:style-name="MT1">.odt</text:span></text:p>
      </style:header>
      <style:footer>
        <text:p text:style-name="MP2"><text:span text:style-name="MT4">$-&gt;</text:span><text:span text:style-name="MT5">tubaf/common</text:span><text:span text:style-name="MT4">/</text:span><text:span text:style-name="MT6">footer</text:span><text:span text:style-name="MT5">WithL</text:span><text:span text:style-name="MT6">abel</text:span><text:span text:style-name="MT4">.odt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2:51:00</meta:creation-date>
    <dc:date>2025-02-18T13:03:03.277000000</dc:date>
    <meta:generator>LibreOffice/7.6.4.1$Windows_x86 LibreOffice_project/e19e193f88cd6c0525a17fb7a176ed8e6a3e2aa1</meta:generator>
    <meta:editing-duration>P12DT3H53M4S</meta:editing-duration>
    <meta:editing-cycles>567</meta:editing-cycles>
    <meta:document-statistic meta:table-count="4" meta:image-count="0" meta:object-count="0" meta:page-count="1" meta:paragraph-count="25" meta:word-count="91" meta:character-count="1393" meta:non-whitespace-character-count="1205"/>
  </office:meta>
</office:document-meta>
</file>